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Courier1" svg:font-family="Courier"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ＭＳ 明朝" svg:font-family="'ＭＳ 明朝'" style:font-family-generic="system" style:font-pitch="variable"/>
  </office:font-face-decls>
  <office:automatic-styles>
    <style:style style:name="P1" style:family="paragraph" style:parent-style-name="Footer">
      <style:paragraph-properties fo:padding="0cm" fo:border="none"/>
    </style:style>
    <style:style style:name="P2" style:family="paragraph" style:parent-style-name="Footer">
      <style:paragraph-properties fo:margin-right="0.635cm"/>
    </style:style>
    <style:style style:name="P3" style:family="paragraph" style:parent-style-name="List_20_Paragraph" style:list-style-name="WWNum1">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font-size="11pt" fo:font-weight="bold" style:font-size-asian="11pt" style:font-weight-asian="bold" style:font-name-complex="Times New Roman2" style:font-size-complex="11pt"/>
    </style:style>
    <style:style style:name="P5" style:family="paragraph" style:parent-style-name="Standard">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font-size="11pt" fo:font-weight="bold" style:font-size-asian="11pt" style:font-weight-asian="bold" style:font-name-complex="Times New Roman2" style:font-size-complex="11pt"/>
    </style:style>
    <style:style style:name="P6" style:family="paragraph" style:parent-style-name="Standard">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font-size="11pt" fo:font-weight="bold" style:font-size-asian="11pt" style:font-weight-asian="bold" style:font-name-complex="Times New Roman2" style:font-size-complex="11pt"/>
    </style:style>
    <style:style style:name="P7" style:family="paragraph" style:parent-style-name="Standard">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fo:font-size="11pt" style:font-size-asian="11pt" style:font-name-complex="Times New Roman2" style:font-size-complex="11pt"/>
    </style:style>
    <style:style style:name="P8"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Times New Roman1" style:font-name-complex="Times New Roman2"/>
    </style:style>
    <style:style style:name="P9"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0" style:family="paragraph" style:parent-style-name="Standard">
      <style:paragraph-properties fo:orphans="0" fo:widows="0" fo:padding-left="0.141cm" fo:padding-right="0.141cm" fo:padding-top="0.035cm" fo:padding-bottom="0.035cm" fo:border="0.51pt solid #000000"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1" style:family="paragraph" style:parent-style-name="Standard">
      <style:paragraph-properties fo:orphans="0" fo:widows="0" fo:padding-left="0.141cm" fo:padding-right="0.141cm" fo:padding-top="0.035cm" fo:padding-bottom="0.035cm" fo:border="0.51pt solid #000000" style:shadow="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fo:font-size="10pt" style:font-size-asian="10pt" style:font-name-complex="Times New Roman2" style:font-size-complex="10pt"/>
    </style:style>
    <style:style style:name="P12" style:family="paragraph" style:parent-style-name="Standard">
      <style:paragraph-properties fo:text-align="justify" style:justify-single-word="false"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3" style:family="paragraph" style:parent-style-name="Standard">
      <style:paragraph-properties fo:orphans="0" fo:widows="0">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ff" loext:opacity="100%" style:font-name="Courier" fo:font-size="11pt" style:font-size-asian="11pt" style:font-name-complex="Times New Roman2" style:font-size-complex="11pt"/>
    </style:style>
    <style:style style:name="T1" style:family="text">
      <style:text-properties fo:font-style="italic" style:font-style-asian="italic"/>
    </style:style>
    <style:style style:name="T2" style:family="text">
      <style:text-properties style:font-name="Times New Roman1" fo:font-size="11pt" fo:font-weight="bold" style:font-size-asian="11pt" style:font-weight-asian="bold" style:font-name-complex="Times New Roman2" style:font-size-complex="11pt"/>
    </style:style>
    <style:style style:name="T3" style:family="text">
      <style:text-properties style:font-name="Times New Roman1" fo:font-size="11pt" style:font-size-asian="11pt" style:font-name-complex="Times New Roman2" style:font-size-complex="11pt"/>
    </style:style>
    <style:style style:name="T4" style:family="text">
      <style:text-properties style:font-name="Times New Roman1" fo:font-size="11pt" fo:font-style="italic" fo:font-weight="bold" style:font-size-asian="11pt" style:font-style-asian="italic" style:font-weight-asian="bold" style:font-name-complex="Times New Roman2" style:font-size-complex="11pt"/>
    </style:style>
    <style:style style:name="T5" style:family="text">
      <style:text-properties style:font-name="Times New Roman1" style:font-name-complex="Times New Roman2"/>
    </style:style>
    <style:style style:name="T6" style:family="text">
      <style:text-properties style:font-name="Courier" fo:font-size="10pt" style:font-size-asian="10pt" style:font-name-complex="Times New Roman2" style:font-size-complex="10pt"/>
    </style:style>
    <style:style style:name="T7" style:family="text">
      <style:text-properties fo:color="#0000ff" loext:opacity="100%" style:font-name="Courier" fo:font-size="11pt" style:font-size-asian="11pt" style:font-name-complex="Times New Roman2" style:font-size-complex="11pt"/>
    </style:style>
    <style:style style:name="T8" style:family="text">
      <style:text-properties fo:font-size="10pt" style:font-size-asian="10pt" style:font-size-complex="10pt"/>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jet Bioinformatique</text:p>
      <text:p text:style-name="Title">L3 GBI/DL</text:p>
      <text:p text:style-name="Title" loext:marker-style-name="T1">Projet sur l’analyse des séquences des éléments transposables du génome de <text:span text:style-name="T1">Arabidopsis thaliana</text:span><text:span text:style-name="T1"/></text:p>
      <text:p text:style-name="Title"/>
      <text:p text:style-name="P4" loext:marker-style-name="T2"/>
      <text:p text:style-name="P9" loext:marker-style-name="T2"><text:span text:style-name="T2">Démarrage du projet : création d’un fichier journal de bord.</text:span><text:span text:style-name="T2"/></text:p>
      <text:p text:style-name="P9" loext:marker-style-name="T3"><text:span text:style-name="T3">Chaque étudiant doit créer son journal de bord qui va correspondre à un fichier de nom de la forme README_NOM_PRENOM_projetBioinfo.txt et qui doit être au format texte (à éditer avec gedit).</text:span><text:span text:style-name="T3"/></text:p>
      <text:p text:style-name="P9" loext:marker-style-name="T3"><text:span text:style-name="T3">Ce fichier contiendra en en-tête :</text:span><text:span text:style-name="T3"/></text:p>
      <text:p text:style-name="P8" loext:marker-style-name="T5"/>
      <text:p text:style-name="P10" loext:marker-style-name="T6"><text:span text:style-name="T6">README module Projet Bioinformatique 2021-2022 Partie Projet</text:span><text:span text:style-name="T6"/></text:p>
      <text:p text:style-name="P10" loext:marker-style-name="T6"><text:span text:style-name="T6">NOM :</text:span><text:span text:style-name="T6"/></text:p>
      <text:p text:style-name="P10" loext:marker-style-name="T6"><text:span text:style-name="T6">PRENOM :</text:span><text:span text:style-name="T6"/></text:p>
      <text:p text:style-name="P11" loext:marker-style-name="T6"/>
      <text:p text:style-name="P10" loext:marker-style-name="T6"><text:span text:style-name="T6">***********************</text:span><text:span text:style-name="T6"/></text:p>
      <text:p text:style-name="P10" loext:marker-style-name="T6"><text:span text:style-name="T6">* <text:s/>mercredi 23 février 2022 *</text:span><text:span text:style-name="T6"/></text:p>
      <text:p text:style-name="P10" loext:marker-style-name="T6"><text:span text:style-name="T6">***********************</text:span><text:span text:style-name="T6"/></text:p>
      <text:p text:style-name="P10" loext:marker-style-name="T6"><text:span text:style-name="T6">travail du jour :</text:span><text:span text:style-name="T6"/></text:p>
      <text:p text:style-name="P8" loext:marker-style-name="T5"/>
      <text:p text:style-name="P12" loext:marker-style-name="T3"><text:span text:style-name="T3">L’objectif est que vous écriviez dans ce fichier les objectifs du jours, les commandes unix/linux utilisées, les noms des fichiers créés (et leur chemin le cas échéant).</text:span><text:span text:style-name="T3"/></text:p>
      <text:p text:style-name="P12" loext:marker-style-name="T3"><text:span text:style-name="T3">Le journal de bord sera rendu (un par étudiant) en même temps que le rapport de projet (un par binôme) et sera noté.</text:span><text:span text:style-name="T3"/></text:p>
      <text:p text:style-name="P5" loext:marker-style-name="T2"/>
      <text:p text:style-name="P12" loext:marker-style-name="T2"><text:span text:style-name="T2">Etape 1 : Les ET dans le génome </text:span><text:span text:style-name="T4">de A. thaliana</text:span></text:p>
      <text:p text:style-name="P5" loext:marker-style-name="T2"/>
      <text:p text:style-name="P12" loext:marker-style-name="T2"><text:span text:style-name="T3">Travailler à partir du fichier des séquences des copies de éléments transposables de l‘arabette (section éléments transposables sur e-campus). Les séquences des copies y sont répertoriées au format fasta et résumées dans un format tabulé.</text:span><text:span text:style-name="T2"> </text:span></text:p>
      <text:p text:style-name="P12" loext:marker-style-name="T3"><text:span text:style-name="T3">A l’aide de commandes unix/linux, déterminer :</text:span><text:span text:style-name="T3"/></text:p>
      <text:list text:style-name="WWNum1">
        <text:list-item>
          <text:p text:style-name="P3" loext:marker-style-name="T3"><text:span text:style-name="T3">combien de séquences sont contenues dans le fichier ?</text:span><text:span text:style-name="T3"/></text:p>
        </text:list-item>
        <text:list-item>
          <text:p text:style-name="P3" loext:marker-style-name="T3"><text:span text:style-name="T3">quelle est la liste des familles des éléments transposables ?</text:span><text:span text:style-name="T3"/></text:p>
        </text:list-item>
        <text:list-item>
          <text:p text:style-name="P3" loext:marker-style-name="T3"><text:span text:style-name="T3">combien y-a-t-il de copies par famille d’ET ?</text:span><text:span text:style-name="T3"/></text:p>
        </text:list-item>
      </text:list>
      <text:p text:style-name="P13" loext:marker-style-name="T7"/>
      <text:p text:style-name="P12" loext:marker-style-name="T2"><text:span text:style-name="T2">Etape 2 : Choix des familles à analyser par binôme</text:span><text:span text:style-name="T2"/></text:p>
      <text:p text:style-name="P5" loext:marker-style-name="T2"/>
      <text:p text:style-name="P12" loext:marker-style-name="T3"><text:span text:style-name="T3">Chaque binôme doit choisir une famille de rétrotransposons à LTR, une famille de rétrotransposon sans LTR et une famille de transposon à ADN.</text:span><text:span text:style-name="T3"/></text:p>
      <text:p text:style-name="P12" loext:marker-style-name="T3"><text:bookmark text:name="_GoBack"/><text:span text:style-name="T3">Chaque famille choisie doit comporter au moins 5 copies. Le binôme aura à analyser de 5 à 10 copies par familles (ou plus s’il le souhaite).</text:span><text:span text:style-name="T3"/></text:p>
      <text:p text:style-name="P12" loext:marker-style-name="T3"><text:span text:style-name="T3">Vous pouvez aussi vous aider de la base de données Dfam  (</text:span><text:a xlink:type="simple" xlink:href="https://www.dfam.org/home" text:style-name="Internet_20_link" text:visited-style-name="Visited_20_Internet_20_Link"><text:span text:style-name="Internet_20_link"><text:span text:style-name="T3">https://www.dfam.org/home</text:span></text:span></text:a><text:span text:style-name="T3">; utiliser les noms des familles).</text:span></text:p>
      <text:p text:style-name="P12" loext:marker-style-name="T3"><text:span text:style-name="T3">Il faut retrouver la séquence de référence pour chaque famille choisie : c’est à cette référence que vous comparerez les copies.</text:span><text:span text:style-name="T3"/></text:p>
      <text:p text:style-name="P7" loext:marker-style-name="T3"/>
      <text:p text:style-name="P12" loext:marker-style-name="T2"><text:span text:style-name="T2">Etape 3: Analyse des copies.</text:span><text:span text:style-name="T2"/></text:p>
      <text:p text:style-name="P13" loext:marker-style-name="T7"/>
      <text:p text:style-name="P12" loext:marker-style-name="T3"><text:span text:style-name="T3">Pour chaque famille, comparez les copies à la copie de référence en utilisant tout d’abord water de EMBOSS puis en utilisant Blast en local. Le but est de caractériser chaque copie en déterminant si elle est complète ou incomplète par rapport à la référence, si elle est dégradée ou non et en essayant de conclure sur la possibilité que la copie soit fonctionnelle (capable de transposer) ou pas.</text:span><text:span text:style-name="T3"/></text:p>
      <text:p text:style-name="P12" loext:marker-style-name="T3"><text:span text:style-name="T3">L’analyse impliquera de faire des schémas de comparaison entre les copies et les séquences de référence</text:span><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Courier1" svg:font-family="Courier"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Source Han Sans CN" svg:font-family="'Source Han Sans CN'" style:font-family-generic="system" style:font-pitch="variable"/>
    <style:font-face style:name="Symbol" svg:font-family="Symbol" style:font-charset="x-symbol"/>
    <style:font-face style:name="Times" svg:font-family="Times"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Wingdings" svg:font-family="Wingdings" style:font-charset="x-symbol"/>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fr" fo:country="FR" style:letter-kerning="false" style:font-name-asian="ＭＳ 明朝"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mbria" fo:font-size="12pt" fo:language="fr" fo:country="FR" style:letter-kerning="false" style:font-name-asian="ＭＳ 明朝" style:font-size-asian="12pt" style:language-asian="fr" style:country-asian="FR"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Standard" loext:linked-style-name="Titre_20_Car" style:class="chapter">
      <style:paragraph-properties fo:text-align="center" style:justify-single-word="false"/>
      <style:text-properties fo:color="#000000" loext:opacity="100%" style:font-name="Times New Roman1"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8pt" style:font-weight-complex="bold"/>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loext:linked-style-name="HTML_20_préformaté_20_Car">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cm" style:contextual-spacing="true"/>
    </style:style>
    <style:style style:name="Normal_20__28_Web_29_" style:display-name="Normal (Web)" style:family="paragraph" style:parent-style-name="Standard">
      <style:text-properties style:font-name="Times" fo:font-family="Times" style:font-family-generic="roman" style:font-pitch="variable" fo:font-size="10pt" style:font-size-asian="10pt" style:font-name-complex="Times New Roman2" style:font-family-complex="'Times New Roman'"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_20__28_WW_29_" style:display-name="Default Paragraph Font (WW)" style:family="text"/>
    <style:style style:name="Titre_20_Car" style:display-name="Titre Car" style:family="text" style:parent-style-name="Default_20_Paragraph_20_Font_20__28_WW_29_" loext:linked-style-name="Title">
      <style:text-properties fo:color="#000000" loext:opacity="100%" style:font-name="Times New Roman1"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font-size-complex="18pt" style:font-weight-complex="bold"/>
    </style:style>
    <style:style style:name="En-tête_20_Car" style:display-name="En-tête Car" style:family="text" style:parent-style-name="Default_20_Paragraph_20_Font_20__28_WW_29_" loext:linked-style-name="Header"/>
    <style:style style:name="Pied_20_de_20_page_20_Car" style:display-name="Pied de page Car" style:family="text" style:parent-style-name="Default_20_Paragraph_20_Font_20__28_WW_29_" loext:linked-style-name="Footer"/>
    <style:style style:name="page_20_number" style:display-name="page number" style:family="text" style:parent-style-name="Default_20_Paragraph_20_Font_20__28_WW_29_"/>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loext:char-complex-color loext:theme-type="hyperlink" loext:color-type="theme"/>
      </style:text-properties>
    </style:style>
    <style:style style:name="HTML_20_préformaté_20_Car" style:display-name="HTML préformaté Car" style:family="text" style:parent-style-name="Default_20_Paragraph_20_Font_20__28_WW_29_" loext:linked-style-name="HTML_20_Preformatted">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Visited_20_Internet_20_Link" style:display-name="Visited Internet Link" style:family="text" style:parent-style-name="Default_20_Paragraph_20_Font_20__28_WW_29_">
      <style:text-properties fo:color="#800080" loext:opacity="100%" style:text-underline-style="solid" style:text-underline-width="auto" style:text-underline-color="font-color">
        <loext:char-complex-color loext:theme-type="followed-hyperlink" loext:color-type="theme"/>
      </style:text-properties>
    </style:style>
    <style:style style:name="mutationbadge_5f__5f_genetext-xhzmmm-7" style:display-name="mutationbadge__genetext-xhzmmm-7" style:family="text" style:parent-style-name="Default_20_Paragraph_20_Font_20__28_WW_29_"/>
    <style:style style:name="mutationbadge_5f__5f_coloredtext-xhzmmm-8" style:display-name="mutationbadge__coloredtext-xhzmmm-8" style:family="text" style:parent-style-name="Default_20_Paragraph_20_Font_20__28_WW_29_"/>
    <style:style style:name="mutationbadge_5f__5f_positiontext-xhzmmm-9" style:display-name="mutationbadge__positiontext-xhzmmm-9" style:family="text" style:parent-style-name="Default_20_Paragraph_20_Font_20__28_WW_29_"/>
    <style:style style:name="mutationbadge_5f__5f_prefixtext-xhzmmm-2" style:display-name="mutationbadge__prefixtext-xhzmmm-2" style:family="text" style:parent-style-name="Default_20_Paragraph_20_Font_20__28_WW_29_"/>
    <style:style style:name="mutationbadge_5f__5f_parenttext-xhzmmm-6" style:display-name="mutationbadge__parenttext-xhzmmm-6" style:family="text" style:parent-style-name="Default_20_Paragraph_20_Font_20__28_WW_29_"/>
    <style:style style:name="mutationbadge_5f__5f_versiontext-xhzmmm-10" style:display-name="mutationbadge__versiontext-xhzmmm-10" style:family="text" style:parent-style-name="Default_20_Paragraph_20_Font_20__28_WW_29_"/>
    <style:style style:name="HTML_20_Code" style:display-name="HTML Code" style:family="text" style:parent-style-name="Default_20_Paragraph_20_Font_20__28_WW_29_">
      <style:text-properties style:font-name="Courier" fo:font-family="Courier" style:font-family-generic="roman" style:font-pitch="variable" fo:font-size="10pt" style:font-name-asian="ＭＳ 明朝" style:font-family-asian="'ＭＳ 明朝'" style:font-family-generic-asian="system" style:font-pitch-asian="variable" style:font-size-asian="10pt" style:font-name-complex="Courier1" style:font-family-complex="Courier" style:font-family-generic-complex="system" style:font-pitch-complex="variable" style:font-size-complex="10pt"/>
    </style:style>
    <style:style style:name="linkexternal_5f__5f_contentwrapper-sc-7s01sb-2" style:display-name="linkexternal__contentwrapper-sc-7s01sb-2" style:family="text" style:parent-style-name="Default_20_Paragraph_20_Font_20__28_WW_29_"/>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Thème Office">
      <loext:theme-colors loext:name="Bureau">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margin-right="0.635cm"/>
    </style:style>
    <style:style style:name="MP2" style:family="paragraph" style:parent-style-name="Footer">
      <style:paragraph-properties fo:padding="0cm" fo:border="none"/>
    </style:style>
    <style:style style:name="MT1" style:family="text">
      <style:text-properties fo:font-size="10pt" style:font-size-asian="10pt" style:font-size-complex="10pt"/>
    </style:style>
    <style:style style:name="Mfr1" style:family="graphic" style:parent-style-name="Frame">
      <style:graphic-properties fo:margin-left="0cm" fo:margin-right="0cm" fo:margin-top="0cm" fo:margin-bottom="0cm" style:wrap="parallel"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loext:marker-style-name="MT1"><text:span text:style-name="MT1">Université Evry Val d’Essonne<text:tab/><text:tab/><text:tab/>2023-2024</text:span><text:span text:style-name="MT1"/></text:p>
        <text:p text:style-name="Header"/>
      </style:header>
      <style:footer>
        <text:p text:style-name="MP1"><draw:frame draw:style-name="Mfr1" draw:name="Frame2" text:anchor-type="paragraph" svg:y="0.002cm" draw:z-index="0"><draw:text-box fo:min-height="0cm" fo:min-width="0.041cm"><text:p text:style-name="MP2" loext:marker-style-name="page number"><text:span text:style-name="page_20_number"><text:page-number text:select-page="current">1</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rène  Rizzon</meta:initial-creator>
    <meta:editing-cycles>5</meta:editing-cycles>
    <meta:creation-date>2024-03-21T20:44:00</meta:creation-date>
    <dc:date>2024-03-22T11:47:18.558499294</dc:date>
    <meta:editing-duration>PT1H50M39S</meta:editing-duration>
    <meta:generator>LibreOffice/7.6.5.2$Linux_X86_64 LibreOffice_project/60$Build-2</meta:generator>
    <meta:document-statistic meta:table-count="0" meta:image-count="0" meta:object-count="0" meta:page-count="1" meta:paragraph-count="32" meta:word-count="413" meta:character-count="2499" meta:non-whitespace-character-count="2116"/>
    <meta:user-defined meta:name="AppVersion">14.0000</meta:user-defined>
    <meta:user-defined meta:name="Company">LaMME</meta:user-defined>
    <meta:template xlink:type="simple" xlink:actuate="onRequest" xlink:title="Normal.dotm" xlink:href=""/>
  </office:meta>
</office:document-meta>
</file>